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abel missing, categorized as Tourist Home in 195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Beauty Shops as well, I’ll count both as 1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epartment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listed under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o address listed under this town here, but Tourist Home listed in 1950. I assume the same for this year.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“Garages” but that’s a typo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Funeral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mentioned twice, 1 of which is ad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8" calcext:value-type="float">
            <text:p>2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roduct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: Wholesale Retail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0" calcext:value-type="float">
            <text:p>3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1" calcext:value-type="float">
            <text:p>3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Confectionery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rinting and Publishing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hoto Engraver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2" calcext:value-type="float">
            <text:p>3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otel category listed twic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9" calcext:value-type="float">
            <text:p>2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Lodgings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St. Albans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0:43:59.3893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0:44:26.773170000</dc:date>
    <dc:creator>Claudia Engel</dc:creator>
    <meta:editing-duration>P34DT17H37M52S</meta:editing-duration>
    <meta:editing-cycles>682</meta:editing-cycles>
    <meta:generator>LibreOffice/5.1.3.2$MacOSX_X86_64 LibreOffice_project/644e4637d1d8544fd9f56425bd6cec110e49301b</meta:generator>
    <meta:document-statistic meta:table-count="1" meta:cell-count="8447" meta:object-count="0"/>
  </office:meta>
</office:document-meta>
</file>